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5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Numpy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11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</text:list-item>
            </text:list>
            <text:p text:style-name="P13"><text:span text:style-name="T9"/></text:p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numpy" xlink:type="simple">https://downgit.github.io/#/home?url=https://github.com/DanYellow/cours/tree/main/big-data-s4/travaux-pratiques/numero-5/ressources/numpy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11.504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initiation-pandas-partie-1.ipynb</text:span></text:p>
                <text:p text:style-name="P13"><text:span text:style-name="T9"/></text:p>
              </text:list-item>
            </text:list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pandas/pratique" xlink:type="simple">https://downgit.github.io/#/home?url=https://github.com/DanYellow/cours/tree/main/big-data-s4/travaux-pratiques/numero-5/ressources/pandas/pratiqu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6T18:10:27.931000000</dc:date>
    <meta:editing-duration>P19DT22H31M5S</meta:editing-duration>
    <meta:editing-cycles>935</meta:editing-cycles>
    <meta:generator>LibreOffice/6.2.5.2$Windows_X86_64 LibreOffice_project/1ec314fa52f458adc18c4f025c545a4e8b22c159</meta:generator>
    <meta:document-statistic meta:object-count="79"/>
  </office:meta>
</office:document-meta>
</file>